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H552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24MHz 3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3]);&quot;&quot;;([.D3]&gt;=[.C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USB Mini C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Rotary Enco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in Header 1X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u 08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 0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BLANK([.D10]);&quot;&quot;;([.D10]&gt;=[.C10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sh Button SM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K 080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calcext:conditional-formats>
          <calcext:conditional-format calcext:target-range-address="Sheet1.E1:Sheet1.E61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08:30:40.3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53:20.505000000</meta:creation-date>
    <dc:date>2024-07-21T13:36:48.286000000</dc:date>
    <meta:editing-duration>PT5H58M20S</meta:editing-duration>
    <meta:editing-cycles>9</meta:editing-cycles>
    <meta:generator>LibreOffice/7.6.6.3$Windows_X86_64 LibreOffice_project/d97b2716a9a4a2ce1391dee1765565ea469b0ae7</meta:generator>
    <meta:document-statistic meta:table-count="1" meta:cell-count="111" meta:object-count="0"/>
  </office:meta>
</office:document-meta>
</file>